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53b92" officeooo:paragraph-rsid="00053b92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53b92" officeooo:paragraph-rsid="00053b9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6051a" officeooo:paragraph-rsid="0006051a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6051a" officeooo:paragraph-rsid="00096c28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6051a" officeooo:paragraph-rsid="0009a6c8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077501" officeooo:paragraph-rsid="00077501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077501" officeooo:paragraph-rsid="00096c28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077501" officeooo:paragraph-rsid="0009a6c8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style="italic" fo:font-weight="bold" officeooo:rsid="00053b92" officeooo:paragraph-rsid="00053b92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5pt" fo:font-weight="bold" officeooo:rsid="00096c28" officeooo:paragraph-rsid="00096c28" style:font-size-asian="13.1000003814697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5pt" fo:font-style="italic" fo:font-weight="bold" officeooo:rsid="0009a6c8" officeooo:paragraph-rsid="0009a6c8" style:font-size-asian="13.1000003814697pt" style:font-style-asian="italic" style:font-weight-asian="bold" style:font-size-complex="15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77501" officeooo:paragraph-rsid="0007750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81346" officeooo:paragraph-rsid="0008134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96c28" officeooo:paragraph-rsid="00096c2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italic" fo:font-weight="normal" officeooo:rsid="00096c28" officeooo:paragraph-rsid="00096c28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729fcf" loext:opacity="100%" fo:font-size="16pt" fo:font-style="italic" fo:font-weight="bold" officeooo:rsid="00053b92" officeooo:paragraph-rsid="00053b92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729fcf" loext:opacity="100%" fo:font-size="12pt" fo:font-style="italic" style:text-underline-style="solid" style:text-underline-width="auto" style:text-underline-color="font-color" fo:font-weight="normal" officeooo:rsid="00077501" officeooo:paragraph-rsid="00077501" style:font-size-asian="10.5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729fcf" loext:opacity="100%" fo:font-size="12pt" fo:font-style="italic" fo:font-weight="bold" officeooo:rsid="00096c28" officeooo:paragraph-rsid="00096c28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729fcf" loext:opacity="100%" fo:font-size="22pt" fo:font-weight="bold" officeooo:rsid="00053b92" officeooo:paragraph-rsid="00053b92" style:font-size-asian="22pt" style:font-weight-asian="bold" style:font-size-complex="22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a1467e" loext:opacity="100%" fo:font-size="18pt" style:text-underline-style="solid" style:text-underline-width="auto" style:text-underline-color="font-color" fo:font-weight="bold" officeooo:rsid="00077501" officeooo:paragraph-rsid="00077501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a1467e" loext:opacity="100%" fo:font-size="18pt" style:text-underline-style="solid" style:text-underline-width="auto" style:text-underline-color="font-color" fo:font-weight="bold" officeooo:rsid="00096c28" officeooo:paragraph-rsid="00096c28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a1467e" loext:opacity="100%" fo:font-size="18pt" style:text-underline-style="solid" style:text-underline-width="auto" style:text-underline-color="font-color" fo:font-weight="bold" officeooo:rsid="00053b92" officeooo:paragraph-rsid="00053b92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53b92" officeooo:paragraph-rsid="00053b9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6051a" officeooo:paragraph-rsid="0006051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96c28" officeooo:paragraph-rsid="00096c28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italic" fo:font-weight="normal" officeooo:rsid="0006051a" officeooo:paragraph-rsid="0006051a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6pt" fo:font-weight="bold" officeooo:rsid="00077501" officeooo:paragraph-rsid="00077501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6pt" fo:font-weight="bold" officeooo:rsid="00077501" officeooo:paragraph-rsid="00096c28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6pt" fo:font-weight="bold" officeooo:rsid="000efda5" officeooo:paragraph-rsid="000efda5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06051a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077501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09a6c8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7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size="12pt" fo:font-style="italic" fo:font-weight="normal" officeooo:rsid="000ad7b1" style:font-size-asian="10.5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2pt" fo:font-style="italic" fo:font-weight="normal" officeooo:rsid="0006051a" style:font-size-asian="10.5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2pt" fo:font-style="italic" fo:font-weight="normal" officeooo:rsid="0009a6c8" style:font-size-asian="10.5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size="12pt" fo:font-style="italic" fo:font-weight="normal" officeooo:rsid="000db95a" style:font-size-asian="10.5pt" style:font-style-asian="italic" style:font-weight-asian="normal" style:font-size-complex="12pt" style:font-style-complex="italic" style:font-weight-complex="normal"/>
    </style:style>
    <style:style style:name="T12" style:family="text">
      <style:text-properties officeooo:rsid="00096c28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09a6c8" style:font-weight-asian="normal" style:font-weight-complex="normal"/>
    </style:style>
    <style:style style:name="T15" style:family="text">
      <style:text-properties fo:font-size="20pt" style:font-size-asian="17.5pt" style:font-size-complex="20pt"/>
    </style:style>
    <style:style style:name="T16" style:family="text">
      <style:text-properties fo:font-size="20pt" fo:font-weight="bold" style:font-size-asian="17.5pt" style:font-weight-asian="bold" style:font-size-complex="20pt" style:font-weight-complex="bold"/>
    </style:style>
    <style:style style:name="T17" style:family="text">
      <style:text-properties fo:font-size="20pt" fo:font-weight="normal" style:font-size-asian="17.5pt" style:font-weight-asian="normal" style:font-size-complex="20pt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0db95a" style:font-style-asian="italic" style:font-style-complex="italic"/>
    </style:style>
    <style:style style:name="T20" style:family="text">
      <style:text-properties officeooo:rsid="000efda5"/>
    </style:style>
    <style:style style:name="T21" style:family="text">
      <style:text-properties officeooo:rsid="001033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LES DIFFÉRENTES ÉTAPES D’INSTALLATION</text:p>
      <text:p text:style-name="P1"/>
      <text:p text:style-name="P22">MYSQL</text:p>
      <text:p text:style-name="P23"><text:span text:style-name="T20">Télécharger</text:span> l<text:span text:style-name="T21">a</text:span> source: h<text:span text:style-name="T20">ttps://dev.mysql.org</text:span></text:p>
      <text:p text:style-name="P2"><text:span text:style-name="T2">Décompresser le paquet avec l</text:span><text:span text:style-name="T4">a</text:span><text:span text:style-name="T2"> commande : </text:span><text:span text:style-name="T7">$tar -zxvf <text:s/></text:span><text:span text:style-name="T11">*tar.gz</text:span></text:p>
      <text:p text:style-name="P24">Création d’un nouveau dossier </text:p>
      <text:p text:style-name="P24">Entrer dans le nouveau dossier </text:p>
      <text:p text:style-name="P3"><text:span text:style-name="T2">Recensement des dépendances dans ce nouveau dossier : </text:span><text:span text:style-name="T7">$cm</text:span><text:span text:style-name="T8">ake..</text:span></text:p>
      <text:p text:style-name="P2"><text:span text:style-name="T2"/></text:p>
      <text:p text:style-name="P16"><text:span text:style-name="T6">On constate différentes erreurs </text:span><text:span text:style-name="T2">:</text:span></text:p>
      <text:p text:style-name="P2"><text:span text:style-name="T15">.</text:span><text:span text:style-name="T2">Erreur : </text:span><text:span text:style-name="T5">O</text:span><text:span text:style-name="T2">penssl </text:span></text:p>
      <text:p text:style-name="P2"><text:span text:style-name="T2">Résolution : Installer openssl avec l</text:span><text:span text:style-name="T4">a</text:span><text:span text:style-name="T2"> commande : </text:span><text:span text:style-name="T7">#apt-</text:span><text:span text:style-name="T9">get </text:span><text:span text:style-name="T7">install libssl-dev openssl</text:span><text:span text:style-name="T2"> </text:span></text:p>
      <text:p text:style-name="P2"><text:span text:style-name="T2"/></text:p>
      <text:p text:style-name="P9"><text:span text:style-name="T2">#</text:span><text:span text:style-name="T3">cmake ..</text:span></text:p>
      <text:p text:style-name="P2"><text:span text:style-name="T2"/></text:p>
      <text:p text:style-name="P2"><text:span text:style-name="T15">.</text:span><text:span text:style-name="T2">Erreur : </text:span><text:span text:style-name="T3">n</text:span><text:span text:style-name="T2">curs</text:span><text:span text:style-name="T3">e</text:span><text:span text:style-name="T2">s</text:span><text:span text:style-name="T3">5</text:span></text:p>
      <text:p text:style-name="P3"><text:span text:style-name="T2">Résolution:Installation à partir code source : </text:span><text:span text:style-name="T8">#apt-get </text:span><text:span text:style-name="T7">libncurses5-</text:span><text:span text:style-name="T8">dev</text:span></text:p>
      <text:p text:style-name="P3"><text:span text:style-name="T2"/></text:p>
      <text:p text:style-name="P26">#cmake ..</text:p>
      <text:p text:style-name="P3"><text:span text:style-name="T2"/></text:p>
      <text:p text:style-name="P3"><text:span text:style-name="T15">.</text:span><text:span text:style-name="T2">Erreur : libxml2</text:span></text:p>
      <text:p text:style-name="P3"><text:span text:style-name="T2">Résolution:</text:span><text:span text:style-name="T7">#apt-get install libxml2-dev</text:span></text:p>
      <text:p text:style-name="P3"><text:span text:style-name="T2"/></text:p>
      <text:p text:style-name="P26">#cmake ..</text:p>
      <text:p text:style-name="P3"><text:span text:style-name="T2"/></text:p>
      <text:p text:style-name="P3"><text:span text:style-name="T2">Exécution et compilation du contenu du fichier makefile :</text:span><text:span text:style-name="T7"> #make</text:span></text:p>
      <text:p text:style-name="P6"><text:span text:style-name="T2">Partager et copier les sources à travers l’arborescence ,installer les fichiers dérivés de la commande make avec la commande </text:span><text:span text:style-name="T7">#make install</text:span><text:span text:style-name="T2"> </text:span></text:p>
      <text:p text:style-name="P6"><text:span text:style-name="T2"/></text:p>
      <text:p text:style-name="P29"><text:span text:style-name="T2">$echo export PATH=$PATH:/usr/local/mysql/bin &gt;&gt; ~/.bashrc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20">APACHE</text:p>
      <text:p text:style-name="P12"><text:span text:style-name="T20">Télécharger</text:span> l<text:span text:style-name="T20">a </text:span>source: <text:span text:style-name="T20">https://httpd.apache.org</text:span> </text:p>
      <text:p text:style-name="P12">Décompresser le paquet avec la commande : <text:span text:style-name="T18">$tar -zxvf </text:span><text:span text:style-name="T19">*tar.gz</text:span></text:p>
      <text:p text:style-name="P12">Recensement des dépendances à partir du commande:<text:span text:style-name="T18">$./configure </text:span></text:p>
      <text:p text:style-name="P12"/>
      <text:p text:style-name="P17">Les différentes erreurs :</text:p>
      <text:p text:style-name="P13"><text:span text:style-name="T16">.</text:span>Erreur : <text:span text:style-name="T12">inexistance de bibliothèque </text:span></text:p>
      <text:p text:style-name="P14">Résolution :<text:span text:style-name="T18"> #apt-get install libapr1-dev</text:span></text:p>
      <text:p text:style-name="P14"/>
      <text:p text:style-name="P14"><text:span text:style-name="T18">#./configure</text:span> </text:p>
      <text:p text:style-name="P14"/>
      <text:p text:style-name="P14"><text:span text:style-name="T16">.</text:span>Erreur : APR-util not found </text:p>
      <text:p text:style-name="P14"><text:soft-page-break/>Résolution : <text:span text:style-name="T18">#apt-get install libaprutil1-dev</text:span></text:p>
      <text:p text:style-name="P15"/>
      <text:p text:style-name="P15">#./configure </text:p>
      <text:p text:style-name="P14"/>
      <text:p text:style-name="P14"><text:span text:style-name="T16">.</text:span>Erreur : pcre(2)config for libpcre not found </text:p>
      <text:p text:style-name="P14">Résolution : <text:span text:style-name="T18">#apt-get install libpcre2-dev</text:span></text:p>
      <text:p text:style-name="P15"/>
      <text:p text:style-name="P15">#./configure </text:p>
      <text:p text:style-name="P4"><text:span text:style-name="T2">Exécution et compilation du contenu du fichier makefile : </text:span><text:span text:style-name="T7">#make</text:span></text:p>
      <text:p text:style-name="P7"><text:span text:style-name="T2">Partager et copier les sources à travers l’arborescence ,installer les fichiers dérivés de la commande make avec la commande </text:span><text:span text:style-name="T7">#make install</text:span><text:span text:style-name="T2"> </text:span></text:p>
      <text:p text:style-name="P7"><text:span text:style-name="T2"/></text:p>
      <text:p text:style-name="P29"><text:span text:style-name="T2">$echo export PATH=$PATH:/usr/local/apache/bin &gt;&gt; ~/.bashrc</text:span></text:p>
      <text:p text:style-name="P7"><text:span text:style-name="T2"/></text:p>
      <text:p text:style-name="P21">PHP</text:p>
      <text:p text:style-name="P14"><text:span text:style-name="T20">Télécharger</text:span> l<text:span text:style-name="T20">a</text:span> source: <text:span text:style-name="T20">https://php.net</text:span></text:p>
      <text:p text:style-name="P10"><text:span text:style-name="T2">Décompresser et désarchiver le paquet: </text:span><text:span text:style-name="T7">$tar -zxvf </text:span><text:span text:style-name="T11">*tar.gz</text:span></text:p>
      <text:p text:style-name="P10"><text:span text:style-name="T2">Recensement des dépendances à partir du commande:</text:span><text:span text:style-name="T7"> $./configure</text:span><text:span text:style-name="T2"> </text:span></text:p>
      <text:p text:style-name="P10"><text:span text:style-name="T2"/></text:p>
      <text:p text:style-name="P18"><text:span text:style-name="T14">L’</text:span><text:span text:style-name="T13">erreur</text:span><text:span text:style-name="T1"> :</text:span></text:p>
      <text:p text:style-name="P10"><text:span text:style-name="T17">.</text:span><text:span text:style-name="T2">Erreur : sqlite3</text:span></text:p>
      <text:p text:style-name="P10"><text:span text:style-name="T2">Résolution : #</text:span><text:span text:style-name="T10">apt-get install libsqlite3-dev</text:span></text:p>
      <text:p text:style-name="P10"><text:span text:style-name="T5"/></text:p>
      <text:p text:style-name="P11"><text:span text:style-name="T2">#./configure </text:span></text:p>
      <text:p text:style-name="P2"><text:span text:style-name="T2"/></text:p>
      <text:p text:style-name="P5"><text:span text:style-name="T2">Exécution et compilation du contenu du fichier makefile : </text:span><text:span text:style-name="T7">#make</text:span></text:p>
      <text:p text:style-name="P8"><text:span text:style-name="T2">Partager et copier les sources à travers l’arborescence ,installer les fichiers dérivés de la commande make avec la commande </text:span><text:span text:style-name="T7">#make install</text:span><text:span text:style-name="T2"> </text:span></text:p>
      <text:p text:style-name="P8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09:10:43.482661429</meta:creation-date>
    <dc:date>2024-04-24T12:08:58.372621933</dc:date>
    <meta:editing-duration>PT1H25M40S</meta:editing-duration>
    <meta:editing-cycles>5</meta:editing-cycles>
    <meta:generator>LibreOffice/7.6.5.2$Linux_X86_64 LibreOffice_project/60$Build-2</meta:generator>
    <meta:document-statistic meta:table-count="0" meta:image-count="0" meta:object-count="0" meta:page-count="2" meta:paragraph-count="47" meta:word-count="276" meta:character-count="2026" meta:non-whitespace-character-count="1779"/>
  </office:meta>
</office:document-meta>
</file>